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1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36.86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2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579835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ff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ee" style:font-name="Monospace" fo:language="none" fo:country="none" style:text-underline-style="solid" style:text-underline-width="auto" style:text-underline-color="font-color" style:font-name-asian="Monospace" style:language-asian="none" style:country-asian="none" style:font-name-complex="Monospace" style:language-complex="none" style:country-complex="none"/>
    </style:style>
    <style:style style:name="ce11" style:family="table-cell" style:parent-style-name="Default"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15" style:family="table-cell" style:parent-style-name="Default">
      <style:text-properties fo:color="#000000" style:font-name="Monospace" fo:language="none" fo:country="none" style:font-name-asian="Noto Sans CJK SC Regular" style:language-asian="none" style:country-asian="none" style:font-name-complex="Lohit Devanagari" style:language-complex="none" style:country-complex="none"/>
    </style:style>
    <style:style style:name="ce19" style:family="table-cell" style:parent-style-name="Default">
      <style:table-cell-properties fo:background-color="#fff200"/>
      <style:text-properties fo:color="#579835"/>
    </style:style>
    <style:style style:name="ce21" style:family="table-cell" style:parent-style-name="Default">
      <style:table-cell-properties fo:background-color="#fff200"/>
      <style:text-properties fo:color="#579835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f413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579835" style:text-align-source="fix" style:repeat-content="false"/>
      <style:paragraph-properties fo:text-align="center" fo:margin-left="0pt"/>
    </style:style>
    <style:style style:name="T1" style:family="text">
      <style:text-properties fo:color="#ff0000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fo:color="#000000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23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error detection</text:p>
          </table:table-cell>
          <table:covered-table-cell/>
          <table:table-cell office:value-type="string" calcext:value-type="string" table:number-columns-spanned="2" table:number-rows-spanned="1">
            <text:p>error correction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turtle-eval-bad-04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um-05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um-01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-syntax-bad-prefix-03.ttl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missing IRI</text:p>
          </table:table-cell>
          <table:table-cell table:style-name="ce16" office:value-type="float" office:value="1" calcext:value-type="float">
            <text:p>1</text:p>
          </table:table-cell>
          <table:table-cell table:style-name="ce1" office:value-type="string" calcext:value-type="string">
            <text:p>some tests where don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turtle-syntax-bad-prefix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prefix <text:s text:c="2"/>: xy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2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throws 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9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throws 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um-03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no error reporting lex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blank-label-dot-end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7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uri-03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base-03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name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fixedname has 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missing-ns-dot-end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v.:dd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name-01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:a~b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esc-02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"\uWXYZ"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refix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error <text:span text:style-name="T1">getOffendingTokenVerboseString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um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xer <text:span text:style-name="T2">123e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kw-04.ttl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prefix-01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prefix is defi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refix-05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@prefix without 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ln-dash-start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:-o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6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3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 Su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name-03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t the parser did great job “cannot recognize it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kw-0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missing-ns-dot-start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mv:an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7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'''abc''''@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4.ttl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error at: '"abc''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01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6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esc-03.ttl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line 2 <text:s/>&lt;http://www.w3.org/2013/TurtleTests/s&gt; &lt;http://www.w3.org/2013/TurtleTests/p&gt; "\U0000WXYZ"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eval-bad-02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ex 3C is &l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03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esc-01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"a\zb" . Esca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07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 + find if there is a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eval-bad-03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ex 3E is &g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LITERAL2_with_langtag_and_datatype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uri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1.ttl</text:p>
          </table:table-cell>
          <table:table-cell office:value-type="string" calcext:value-type="string">
            <text:p>1*</text:p>
          </table:table-cell>
          <table:table-cell table:style-name="ce9" office:value-type="string" calcext:value-type="string">
            <text:p>ArrayIndexOutOfBounds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10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 2 toke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ArrayIndexOutOfBounds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umber-dot-in-anon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dont know the stuctur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ln-escape-start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:s :p :%2o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lang-0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uri-0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ing-0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6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8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check it there is “a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kw-0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08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03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1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9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1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kw-03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1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ing-03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base-0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base-0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10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esc-04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-syntax-bad-uri-02.ttl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Give more errors: <text:span text:style-name="T2">N3 paths cannot be used in Turtle</text:span></text:p>
          </table:table-cell>
          <table:table-cell table:style-name="ce12" office:value-type="string" calcext:value-type="string" table:number-columns-spanned="1" table:number-rows-spanned="5">
            <text:p>check URI escap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rtle-syntax-bad-n3-extras-13.ttl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may give @a error when it is a predicate</text:p>
          </table:table-cell>
          <table:covered-table-cell/>
          <table:table-cell table:number-columns-repeated="1020"/>
        </table:table-row>
        <table:table-row table:style-name="ro1">
          <table:table-cell table:style-name="ce1" office:value-type="string" calcext:value-type="string">
            <text:p>turtle-syntax-bad-kw-01.ttl</text:p>
          </table:table-cell>
          <table:table-cell table:style-name="ce1" office:value-type="string" calcext:value-type="string">
            <text:p>1*</text:p>
          </table:table-cell>
          <table:table-cell table:style-name="ce1"/>
          <table:covered-table-cell/>
          <table:table-cell table:number-columns-repeated="1020"/>
        </table:table-row>
        <table:table-row table:style-name="ro1">
          <table:table-cell table:style-name="ce1" office:value-type="string" calcext:value-type="string">
            <text:p>turtle-syntax-bad-uri-05.ttl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Give more errors: <text:span text:style-name="T2">N3 paths cannot be used in Turtle</text:span></text:p>
          </table:table-cell>
          <table:covered-table-cell/>
          <table:table-cell table:number-columns-repeated="1020"/>
        </table:table-row>
        <table:table-row table:style-name="ro1">
          <table:table-cell table:style-name="ce1" office:value-type="string" calcext:value-type="string">
            <text:p>turtle-eval-bad-01.ttl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Give more errors: N3 paths cannot be used in Turtle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-05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1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um-04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s-dot-start.ttl</text:p>
          </table:table-cell>
          <table:table-cell office:value-type="string" calcext:value-type="string">
            <text:p>1*</text:p>
          </table:table-cell>
          <table:table-cell table:style-name="ce11" office:value-type="string" calcext:value-type="string">
            <text:p>extraneous input 'eg' expecting PNAME_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06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s-dot-end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17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ln-escape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:s :p :o%2 .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turtle-eval-bad-01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0020 within IRI done for the space but with \u0020 still not working</text:p>
          </table:table-cell>
          <table:table-cell office:value-type="string" calcext:value-type="string" table:number-columns-spanned="1" table:number-rows-spanned="4">
            <text:p>IR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tle-eval-bad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003C with IRI done for the &lt; char but with &lt; still not working <text:s/>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eval-bad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003E within IRI done for the space but with &gt; still not working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eval-bad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just we check if it contains “{” or “][‘;, 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base-01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Msg from parser: <text:span text:style-name="T2"> missing IRIREF at '.'</text:span></text:p>
          </table:table-cell>
          <table:table-cell office:value-type="string" calcext:value-type="string" table:number-columns-spanned="1" table:number-rows-spanned="3">
            <text:p>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tle-syntax-bad-base-02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locationOfErrorMsg is not show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base-03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blank-label-dot-end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table:style-name="ce4" table:number-columns-repeated="4"/>
          <table:table-cell table:style-name="ce20"/>
          <table:table-cell table:style-name="ce4" table:number-columns-repeated="1019"/>
        </table:table-row>
        <table:table-row table:style-name="ro1">
          <table:table-cell office:value-type="string" calcext:value-type="string">
            <text:p>turtle-syntax-bad-esc-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 table:number-columns-spanned="1" table:number-rows-spanned="4">
            <text:p>esca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tle-syntax-bad-esc-02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esc-03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esc-04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kw-01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office:value-type="string" calcext:value-type="string" table:number-columns-spanned="1" table:number-rows-spanned="5">
            <text:p>k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tle-syntax-bad-kw-02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kw-03.ttl</text:p>
          </table:table-cell>
          <table:table-cell office:value-type="string" calcext:value-type="string">
            <text:p>1*</text:p>
          </table:table-cell>
          <table:table-cell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kw-04.ttl</text:p>
          </table:table-cell>
          <table:table-cell office:value-type="string" calcext:value-type="string">
            <text:p>1*</text:p>
          </table:table-cell>
          <table:table-cell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kw-05.ttl</text:p>
          </table:table-cell>
          <table:table-cell office:value-type="string" calcext:value-type="string">
            <text:p>1*</text:p>
          </table:table-cell>
          <table:table-cell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lang-01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LITERAL2_with_langtag_and_datatype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ln-dash-start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nput ':s:p:-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ln-escape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:s :p :o%2 . <text:s/>Recognition errorMs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ln-escape-start</text:p>
          </table:table-cell>
          <table:table-cell office:value-type="string" calcext:value-type="string">
            <text:p>1*</text:p>
          </table:table-cell>
          <table:table-cell table:style-name="ce15" office:value-type="string" calcext:value-type="string">
            <text:p>:s :p :%2o 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missing-ns-dot-end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missing-ns-dot-start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n3-extras01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office:value-type="string" calcext:value-type="string" table:number-columns-spanned="1" table:number-rows-spanned="13">
            <text:p>n3 ext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tle-syntax-bad-n3-extras02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locationOfErrorMsg is not show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03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locationOfErrorMsg is not show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04</text:p>
          </table:table-cell>
          <table:table-cell office:value-type="string" calcext:value-type="string">
            <text:p>1*</text:p>
          </table:table-cell>
          <table:table-cell table:style-name="ce11" office:value-type="string" calcext:value-type="string">
            <text:p>:x^ns:p :p :z . noViableAlternative errorMsg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05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0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:a.:b.:c .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07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08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same above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09</text:p>
          </table:table-cell>
          <table:table-cell office:value-type="string" calcext:value-type="string">
            <text:p>1*</text:p>
          </table:table-cell>
          <table:table-cell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10</text:p>
          </table:table-cell>
          <table:table-cell office:value-type="string" calcext:value-type="string">
            <text:p>1*</text:p>
          </table:table-cell>
          <table:table-cell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11</text:p>
          </table:table-cell>
          <table:table-cell office:value-type="string" calcext:value-type="string">
            <text:p>1*</text:p>
          </table:table-cell>
          <table:table-cell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12</text:p>
          </table:table-cell>
          <table:table-cell office:value-type="string" calcext:value-type="string">
            <text:p>1*</text:p>
          </table:table-cell>
          <table:table-cell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13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just use CHAR rule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ns-dot-end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just use CHAR rule</text:p>
          </table:table-cell>
          <table:table-cell office:value-type="string" calcext:value-type="string" table:number-columns-spanned="1" table:number-rows-spanned="2">
            <text:p>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tle-syntax-bad-ns-dot-start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just use CHAR rule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num-01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just use CHAR rule</text:p>
          </table:table-cell>
          <table:table-cell office:value-type="string" calcext:value-type="string" table:number-columns-spanned="1" table:number-rows-spanned="5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tle-syntax-bad-num02</text:p>
          </table:table-cell>
          <table:table-cell table:number-columns-repeated="2"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um03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just use CHAR rule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um04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just use CHAR rule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um05</text:p>
          </table:table-cell>
          <table:table-cell office:value-type="string" calcext:value-type="string">
            <text:p>1*</text:p>
          </table:table-cell>
          <table:table-cell table:style-name="ce3" office:value-type="string" calcext:value-type="string">
            <text:p>Recognition errorMsg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number-dot-in-anon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Not accpeting @prefix pn-name to represent empty name space :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pname-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s are not escaped <text:s/>:a~b</text:p>
          </table:table-cell>
          <table:table-cell office:value-type="string" calcext:value-type="string" table:number-columns-spanned="1" table:number-rows-spanned="3">
            <text:p>pn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tle-syntax-bad-pname02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:a%2 :p :o . noViableAlternative errorMsg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pname03</text:p>
          </table:table-cell>
          <table:table-cell/>
          <table:table-cell table:style-name="ce11" office:value-type="string" calcext:value-type="string">
            <text:p>:a\u0039 :p :o . noViableAlternative errorMsg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prefix-01.ttl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Missing prefix, not defined , need to be handled somehow</text:p>
          </table:table-cell>
          <table:table-cell office:value-type="string" calcext:value-type="string" table:number-columns-spanned="1" table:number-rows-spanned="5">
            <text:p>prefi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tle-syntax-bad-prefix-02.ttl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No prefix <text:s text:c="2"/>:C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prefix-03.ttl</text:p>
          </table:table-cell>
          <table:table-cell office:value-type="string" calcext:value-type="string">
            <text:p>1*</text:p>
          </table:table-cell>
          <table:table-cell table:style-name="ce3" office:value-type="string" calcext:value-type="string">
            <text:p>SelfParserMsg ==&gt; missing IRIREF at '.'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prefix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locationOfErrorMsg is not show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prefix-0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just use CHAR rule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string-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0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struct-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17</text:p>
          </table:table-cell>
          <table:table-cell table:number-columns-repeated="1023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1">00/00/0000</text:date>, <text:time style:data-style-name="N2" text:time-value="14:41:10.567724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20:25:54.702172274</meta:creation-date>
    <dc:date>2018-05-21T15:37:17.045476219</dc:date>
    <meta:editing-duration>P3DT16H18M30S</meta:editing-duration>
    <meta:editing-cycles>106</meta:editing-cycles>
    <meta:generator>LibreOffice/5.4.5.1$Linux_X86_64 LibreOffice_project/40m0$Build-1</meta:generator>
    <meta:document-statistic meta:table-count="1" meta:cell-count="396" meta:object-count="0"/>
  </office:meta>
</office:document-meta>
</file>